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0F97D0A71D8DF63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華康楷書體W5" svg:font-family="華康楷書體W5, 新細明體" style:font-family-generic="modern"/>
    <style:font-face style:name="標楷體" svg:font-family="標楷體" style:font-family-generic="script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line-height="0.706cm" fo:text-align="justify" style:justify-single-word="false">
        <style:tab-stops>
          <style:tab-stop style:position="14.002cm" style:type="right" style:leader-style="solid" style:leader-text="-"/>
        </style:tab-stops>
      </style:paragraph-properties>
    </style:style>
    <style:style style:name="P2" style:family="paragraph" style:parent-style-name="Standard">
      <style:paragraph-properties fo:line-height="0.706cm" fo:text-align="justify" style:justify-single-word="false" style:text-autospace="none" style:line-break="normal" style:snap-to-layout-grid="false"/>
    </style:style>
    <style:style style:name="P3" style:family="paragraph" style:parent-style-name="Standard">
      <style:paragraph-properties fo:line-height="0.706cm" fo:text-align="justify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color="#000000" style:font-name="新細明體" fo:font-size="12pt" fo:letter-spacing="0.071cm" style:font-size-asian="12pt" style:font-name-complex="新細明體" style:font-size-complex="12pt"/>
    </style:style>
    <style:style style:name="P4" style:family="paragraph" style:parent-style-name="Standard">
      <style:paragraph-properties fo:margin-left="0.79cm" fo:margin-right="0cm" fo:line-height="0.706cm" fo:text-align="justify" style:justify-single-word="false" fo:text-indent="0cm" style:auto-text-indent="false" style:text-autospace="none" style:line-break="normal" style:snap-to-layout-grid="false"/>
    </style:style>
    <style:style style:name="P5" style:family="paragraph" style:parent-style-name="Standard">
      <style:paragraph-properties fo:margin-left="1.577cm" fo:margin-right="0cm" fo:line-height="0.706cm" fo:text-align="justify" style:justify-single-word="false" fo:text-indent="-0.466cm" style:auto-text-indent="false" style:text-autospace="none" style:line-break="normal" style:snap-to-layout-grid="false"/>
    </style:style>
    <style:style style:name="P6" style:family="paragraph" style:parent-style-name="Standard">
      <style:paragraph-properties fo:margin-left="0cm" fo:margin-right="0cm" fo:line-height="0.706cm" fo:text-align="justify" style:justify-single-word="false" fo:text-indent="0.212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7" style:family="paragraph" style:parent-style-name="Standard">
      <style:paragraph-properties fo:margin-left="0.847cm" fo:margin-right="0cm" fo:line-height="0.706cm" fo:text-align="justify" style:justify-single-word="false" fo:text-indent="0cm" style:auto-text-indent="false" style:text-autospace="none" style:line-break="normal" style:snap-to-layout-grid="false"/>
    </style:style>
    <style:style style:name="P8" style:family="paragraph" style:parent-style-name="Standard">
      <style:paragraph-properties fo:margin-left="1.161cm" fo:margin-right="0cm" fo:line-height="0.706cm" fo:text-align="justify" style:justify-single-word="false" fo:text-indent="-0.411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9" style:family="paragraph" style:parent-style-name="Standard">
      <style:paragraph-properties fo:margin-left="0.813cm" fo:margin-right="0cm" fo:line-height="0.706cm" fo:text-align="justify" style:justify-single-word="false" fo:text-indent="0.021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10" style:family="paragraph" style:parent-style-name="Standard">
      <style:paragraph-properties fo:margin-left="1.282cm" fo:margin-right="0cm" fo:line-height="0.706cm" fo:text-align="justify" style:justify-single-word="false" fo:text-indent="-0.33cm" style:auto-text-indent="false" style:text-autospace="none" style:line-break="normal" style:snap-to-layout-grid="false"/>
    </style:style>
    <style:style style:name="P11" style:family="paragraph" style:parent-style-name="Standard">
      <style:paragraph-properties fo:margin-left="1.258cm" fo:margin-right="0cm" fo:line-height="0.706cm" fo:text-align="justify" style:justify-single-word="false" fo:text-indent="-0.305cm" style:auto-text-indent="false" style:text-autospace="none" style:line-break="normal" style:snap-to-layout-grid="false"/>
    </style:style>
    <style:style style:name="P12" style:family="paragraph" style:parent-style-name="Standard" style:master-page-name="Standard">
      <style:paragraph-properties fo:line-height="0.706cm" fo:text-align="center" style:justify-single-word="false" style:page-number="4">
        <style:tab-stops>
          <style:tab-stop style:position="14.002cm" style:type="right" style:leader-style="solid" style:leader-text="-"/>
        </style:tab-stops>
      </style:paragraph-properties>
    </style:style>
    <style:style style:name="T1" style:family="text">
      <style:text-properties fo:color="#000000" style:font-name="新細明體" fo:font-size="14pt" fo:letter-spacing="0.071cm" style:font-size-asian="14pt" style:font-name-complex="新細明體" style:font-size-complex="14pt"/>
    </style:style>
    <style:style style:name="T2" style:family="text">
      <style:text-properties fo:color="#000000" style:font-name="新細明體" fo:font-size="14pt" fo:letter-spacing="0.071cm" style:font-size-asian="14pt" style:font-name-complex="新細明體" style:font-size-complex="14pt"/>
    </style:style>
    <style:style style:name="T3" style:family="text">
      <style:text-properties fo:color="#000000" style:font-name="新細明體" fo:font-size="14pt" style:font-size-asian="14pt" style:font-name-complex="新細明體" style:font-size-complex="14pt"/>
    </style:style>
    <style:style style:name="T4" style:family="text">
      <style:text-properties fo:color="#000000" style:font-name="新細明體" fo:font-size="12pt" style:font-size-asian="12pt" style:font-name-complex="新細明體" style:font-size-complex="12pt"/>
    </style:style>
    <style:style style:name="T5" style:family="text">
      <style:text-properties fo:color="#000000" style:font-name="新細明體" fo:font-size="12pt" style:font-size-asian="12pt" style:font-name-complex="新細明體" style:font-size-complex="12pt"/>
    </style:style>
    <style:style style:name="T6" style:family="text">
      <style:text-properties fo:color="#000000" style:font-name="標楷體" fo:font-size="12pt" style:font-name-asian="標楷體" style:font-size-asian="12pt" style:font-name-complex="標楷體" style:font-size-complex="12pt"/>
    </style:style>
    <style:style style:name="T7" style:family="text">
      <style:text-properties fo:color="#000000" style:font-name="標楷體" fo:font-size="12pt" style:font-name-asian="標楷體" style:font-size-asian="12pt" style:font-name-complex="標楷體" style:font-size-complex="12pt"/>
    </style:style>
    <style:style style:name="T8" style:family="text">
      <style:text-properties fo:color="#000000"/>
    </style:style>
    <style:style style:name="T9" style:family="text">
      <style:text-properties fo:color="#ff0000" style:font-name="新細明體" style:font-name-complex="新細明體" style:font-size-complex="12pt" text:displa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貳、能源供需概況分</text:span><text:span text:style-name="T3">析</text:span></text:p>
      <text:p text:style-name="P3"/>
      <text:p text:style-name="P1"><text:span text:style-name="T4">一、綜合能源</text:span></text:p>
      <text:p text:style-name="P2"><text:span text:style-name="T4">(一)能源供給</text:span></text:p>
      <text:p text:style-name="P4"><text:span text:style-name="T4">1.</text:span><text:span text:style-name="T4"> 110</text:span><text:span text:style-name="T4">年</text:span><text:span text:style-name="T4">11</text:span><text:span text:style-name="T4">月能源供給</text:span></text:p>
      <text:p text:style-name="P5"><text:span text:style-name="T4">(1)供給結構：本月能源總供給量</text:span><text:span text:style-name="T4">11,617</text:span><text:span text:style-name="T4">千公秉油當量，進口能源占</text:span><text:span text:style-name="T4">97.57</text:span><text:span text:style-name="T4">％，其中，煙煤-煉焦煤進口量(包含無煙煤)占</text:span><text:span text:style-name="T4">5.97</text:span><text:span text:style-name="T4">％；煙煤-燃料煤(包含亞煙煤)占</text:span><text:span text:style-name="T4">31.00</text:span><text:span text:style-name="T4">％；焦炭占</text:span><text:span text:style-name="T4">0.09</text:span><text:span text:style-name="T4">%；原油占</text:span><text:span text:style-name="T4">26.98</text:span><text:span text:style-name="T4">％；石油產品占</text:span><text:span text:style-name="T4">11.01</text:span><text:span text:style-name="T4">％；(進口)液化天然氣占</text:span><text:span text:style-name="T4">18.94</text:span><text:span text:style-name="T4">％；核能占</text:span><text:span text:style-name="T4">3.59</text:span><text:span text:style-name="T4">％。自產能源包含原油、煉油廠進料、(自產)天然氣、生質能及廢棄物、水力、太陽光電、風力、太陽熱能，僅占</text:span><text:span text:style-name="T4">2.43</text:span><text:span text:style-name="T4">％。</text:span></text:p>
      <text:p text:style-name="P5"><text:span text:style-name="T4">(2)供給變動：本月能源總供給較上月減少</text:span><text:span text:style-name="T4">8.55</text:span><text:span text:style-name="T4">％，進口能源減少</text:span><text:span text:style-name="T4">8.52</text:span><text:span text:style-name="T4">％，其中，煙煤-煉焦煤進口量(包含無煙煤)增加</text:span><text:span text:style-name="T4">41.04</text:span><text:span text:style-name="T4">％；煙煤-燃料煤(包含亞煙煤)增加</text:span><text:span text:style-name="T4">8.62</text:span><text:span text:style-name="T4">％；焦炭減少</text:span><text:span text:style-name="T4">46.14</text:span><text:span text:style-name="T4">％；原油減少</text:span><text:span text:style-name="T4">23.35</text:span><text:span text:style-name="T4">％；石油產品減少</text:span><text:span text:style-name="T4">15.30</text:span><text:span text:style-name="T4">％；(進口)液化天然氣減少</text:span><text:span text:style-name="T4">6.12</text:span><text:span text:style-name="T4">％；核能減少</text:span><text:span text:style-name="T4">33.01</text:span><text:span text:style-name="T4">％。自產能源則減少</text:span><text:span text:style-name="T4">9.88</text:span><text:span text:style-name="T4">％。</text:span></text:p>
      <text:p text:style-name="P4"><text:span text:style-name="T4">2. 1</text:span><text:span text:style-name="T4">10</text:span><text:span text:style-name="T4">年1月至</text:span><text:span text:style-name="T4">11</text:span><text:span text:style-name="T4">月能源供給</text:span></text:p>
      <text:p text:style-name="P5"><text:span text:style-name="T4">(1)供給結構：本期能源總供給量</text:span><text:span text:style-name="T4">133,039</text:span><text:span text:style-name="T4">千公秉油當量，進口能源占97.</text:span><text:span text:style-name="T4">75</text:span><text:span text:style-name="T4">％，其中，煙煤-煉焦煤進口量(包含無煙煤)占</text:span><text:span text:style-name="T4">4.10</text:span><text:span text:style-name="T4">％；煙煤-燃料煤(包含亞煙煤)占</text:span><text:span text:style-name="T4">27.14</text:span><text:span text:style-name="T4">％；焦炭占0.1</text:span><text:span text:style-name="T4">1</text:span><text:span text:style-name="T4">%；原油占</text:span><text:span text:style-name="T4">30.61</text:span><text:span text:style-name="T4">％；石油產品占1</text:span><text:span text:style-name="T4">2.48</text:span><text:span text:style-name="T4">％；(進口)液化天然氣占1</text:span><text:span text:style-name="T4">7.68</text:span><text:span text:style-name="T4">％；核能占</text:span><text:span text:style-name="T4">5.62</text:span><text:span text:style-name="T4">％；生質能及廢棄物</text:span><text:bookmark-start text:name="_Hlk79739858"/><text:span text:style-name="T4">不及0.01</text:span><text:bookmark-end text:name="_Hlk79739858"/><text:span text:style-name="T4">%。自產能源包含原油、煉油廠進料、(自產)天然氣、生質能及廢棄物、水力、太陽光電、風力、太陽熱能，僅占</text:span><text:span text:style-name="T4">2.25</text:span><text:span text:style-name="T4">％。</text:span></text:p>
      <text:p text:style-name="P5"><text:span text:style-name="T4">(2)供給變動：本期能源總供給較上年同期增加</text:span><text:span text:style-name="T4">4.12</text:span><text:span text:style-name="T4">％，進口能源增加</text:span><text:span text:style-name="T4">4.04</text:span><text:span text:style-name="T4">％，其中，煙煤-煉焦煤進口量(包含無煙煤)增加</text:span><text:span text:style-name="T4">13.11</text:span><text:span text:style-name="T4">％，因應鋼品需求增加，以致進口量相對增加；煙煤-燃料煤(包含亞煙煤)增加</text:span><text:span text:style-name="T4">6.47</text:span><text:span text:style-name="T4">％，發電業因應電力需求，增加規劃進口，以致進口量相對增加；焦炭減少</text:span><text:span text:style-name="T4">20.30</text:span><text:span text:style-name="T4">％；原油增加</text:span><text:span text:style-name="T4">2.82</text:span><text:span text:style-name="T4">％，因全球疫情趨於穩定影響國內煉油大廠外銷市場需求增加，配合煉量規劃，以致進口量相對增加；石油產品增加</text:span><text:span text:style-name="T4">0.72</text:span><text:span text:style-name="T4">％，受化材業景氣熱絡影響，以增加進口以滿足入料需求，生產量相對增加；(進口)液化天然氣增加</text:span><text:span text:style-name="T4">9.53</text:span><text:span text:style-name="T4">％，因國內燃氣發電需求增加，以致進口量相對增加；核能減少</text:span><text:span text:style-name="T4">12.05</text:span><text:span text:style-name="T4">％，因核二廠1號機自7月起大修，發電量相對減少；自產能源則增加</text:span><text:span text:style-name="T4">8.00</text:span><text:span text:style-name="T4">％。</text:span></text:p>
      <text:p text:style-name="P6"><text:span text:style-name="T4">(二)能源消費</text:span></text:p>
      <text:p text:style-name="P7"><text:span text:style-name="T4">1.</text:span><text:span text:style-name="T4"> </text:span><text:span text:style-name="T4">1</text:span><text:span text:style-name="T4">10</text:span><text:span text:style-name="T4">年</text:span><text:span text:style-name="T4">11</text:span><text:span text:style-name="T4">月能源消費</text:span></text:p>
      <text:p text:style-name="P5"><text:span text:style-name="T4">(1)消費結構：本月國內能源消費</text:span><text:span text:style-name="T4">7,317</text:span><text:span text:style-name="T4">千公秉油當量，其中，工業部門為最大宗，占總消費量</text:span><text:span text:style-name="T4">32.39</text:span><text:span text:style-name="T4">％；非能源消費次之，占</text:span><text:span text:style-name="T4">30.36</text:span><text:span text:style-name="T4">％；運輸部門占1</text:span><text:span text:style-name="T4">3.58</text:span><text:span text:style-name="T4">％；住宅部門占</text:span><text:span text:style-name="T4">8.68</text:span><text:span text:style-name="T4">％；能源部門自用占</text:span><text:span text:style-name="T4">7.69</text:span><text:span text:style-name="T4">％；服務業部門占</text:span><text:span text:style-name="T4">6.64</text:span><text:span text:style-name="T4">％；農業部門占</text:span><text:span text:style-name="T4">0.66</text:span><text:span text:style-name="T4">％。</text:span></text:p>
      <text:p text:style-name="P5"><text:span text:style-name="T4">(2)消費變動：本月國內能源消費較上月減少</text:span><text:span text:style-name="T4">6.86</text:span><text:span text:style-name="T4">％，其中，非能源消費減少</text:span><text:span text:style-name="T4">3.80</text:span><text:span text:style-name="T4">％；工業部門減少</text:span><text:span text:style-name="T4">3.71</text:span><text:span text:style-name="T4">％；運輸部門減少</text:span><text:span text:style-name="T4">19.34</text:span><text:span text:style-name="T4">％；住宅部門減少</text:span><text:span text:style-name="T4">5.03</text:span><text:span text:style-name="T4">％；能源部門自用減少</text:span><text:span text:style-name="T4">5.84</text:span><text:span text:style-name="T4">％；服務業部門減少</text:span><text:span text:style-name="T4">6.77</text:span><text:span text:style-name="T4">％；農業部門減少</text:span><text:span text:style-name="T4">27.26</text:span><text:span text:style-name="T4">％。</text:span></text:p>
      <text:p text:style-name="P7"><text:span text:style-name="T4">2.</text:span><text:span text:style-name="T4"> </text:span><text:span text:style-name="T4">1</text:span><text:span text:style-name="T4">10</text:span><text:span text:style-name="T4">年1月至</text:span><text:span text:style-name="T4">11</text:span><text:span text:style-name="T4">月能源消費</text:span></text:p>
      <text:p text:style-name="P5"><text:span text:style-name="T4">(1)消費結構：本期國內能源消費</text:span><text:span text:style-name="T4">81</text:span><text:span text:style-name="T4">,</text:span><text:span text:style-name="T4">828</text:span><text:span text:style-name="T4">千公秉油當量，其中，工業部門為最大宗，占總消費量</text:span><text:span text:style-name="T4">32.24</text:span><text:span text:style-name="T4">％；非能源消費次之，占3</text:span><text:span text:style-name="T4">0.15</text:span><text:span text:style-name="T4">％；運輸部門占1</text:span><text:span text:style-name="T4">4.19</text:span><text:span text:style-name="T4">％；能源部門自用占</text:span><text:span text:style-name="T4">8.11</text:span><text:span text:style-name="T4">％；住宅部門占</text:span><text:span text:style-name="T4">8.02</text:span><text:span text:style-name="T4">％；服務業部門占</text:span><text:span text:style-name="T4">6.44</text:span><text:span text:style-name="T4">％；農業部門占0.</text:span><text:span text:style-name="T4">85</text:span><text:span text:style-name="T4">％。</text:span></text:p>
      <text:p text:style-name="P5"><text:span text:style-name="T4">(2)消費變動：本期國內能源消費較上年同期增加</text:span><text:span text:style-name="T4">5.01</text:span><text:span text:style-name="T4">％，其中，工業部門增加</text:span><text:span text:style-name="T4">7.76</text:span><text:span text:style-name="T4">％；非能源消費增加</text:span><text:span text:style-name="T4">11.28</text:span><text:span text:style-name="T4">％；運輸部門減少</text:span><text:span text:style-name="T4">5.88</text:span><text:span text:style-name="T4">％；能源部門自用增加</text:span><text:span text:style-name="T4">2.59</text:span><text:span text:style-name="T4">％；住宅部門</text:span><text:bookmark-start text:name="_Hlk37753838"/><text:span text:style-name="T4">增加</text:span><text:bookmark-end text:name="_Hlk37753838"/><text:span text:style-name="T4">2.26</text:span><text:span text:style-name="T4">％；服務業部門減少</text:span><text:span text:style-name="T4">1.09</text:span><text:span text:style-name="T4">％；農業部門減少</text:span><text:span text:style-name="T4">3.43</text:span><text:span text:style-name="T4">％。</text:span></text:p>
      <text:p text:style-name="P5"><text:span text:style-name="T4">(3)工業部門能源消費變動說明：工業部門能源消費較上年同期增加</text:span><text:span text:style-name="T4">7.76</text:span><text:span text:style-name="T4">％，其中，</text:span><text:bookmark-start text:name="_Hlk64621354"/><text:span text:style-name="T4">鋼鐵</text:span><text:bookmark-end text:name="_Hlk64621354"/><text:span text:style-name="T4">業主因國內廠辦建案續增，推升用鋼需求，以及上年鋼鐵大廠高爐及部分產線歲修，比較基期偏低，致相關鋼鐵產品增產較為顯著，致使能源消費較上年同期增加</text:span><text:span text:style-name="T4">12.58</text:span><text:span text:style-name="T4">％；化學材料製造業主因全球石化原料需求續增，以及部分廠商產線歲修，比較基期偏低，致使能源消費較上年同期增加</text:span><text:span text:style-name="T4">7.99％</text:span><text:span text:style-name="T4">；電腦通信及視聽電子產品製造業，主因雲端資料服務、消費性電子產品需求強勁，加上廠商擴增國內產能，以及供應鏈缺料緩解部分訂單遞延生產，致相關電子產品增產較為顯著，致使能源消費較上年同期增加</text:span><text:span text:style-name="T4">7.48</text:span><text:span text:style-name="T4">％。</text:span></text:p>
      <text:p text:style-name="P6"><text:span text:style-name="T4">(三)進口能源價格</text:span></text:p>
      <text:p text:style-name="P8"><text:span text:style-name="T4">1.</text:span><text:span text:style-name="T4"> 110</text:span><text:span text:style-name="T4">年</text:span><text:span text:style-name="T4">11</text:span><text:span text:style-name="T4">月進口能源價格：本月進口能源總值</text:span><text:span text:style-name="T4">5,312</text:span><text:span text:style-name="T4">百萬美元，較上月增加</text:span><text:span text:style-name="T4">10.56</text:span><text:span text:style-name="T4">%，其中，進口原油平均每桶FOB價格</text:span><text:span text:style-name="T4">81.35</text:span><text:span text:style-name="T4">美元，較上月增加</text:span><text:span text:style-name="T4">8.23</text:span><text:span text:style-name="T4">％；(進口)液化天然氣平均每公噸CIF價格</text:span><text:span text:style-name="T4">1,090.83</text:span><text:span text:style-name="T4">美元，較上月增加</text:span><text:span text:style-name="T4">60.55</text:span><text:span text:style-name="T4">％。在煤炭方面，進口煙煤-燃料煤(包含亞煙煤)每公噸CIF價格</text:span><text:span text:style-name="T4">165.94</text:span><text:span text:style-name="T4">美元，較上月增加</text:span><text:span text:style-name="T4">8.22</text:span><text:span text:style-name="T4">％；煙煤-煉焦煤(不包含無煙煤)每公噸CIF價格</text:span><text:span text:style-name="T4">349.12</text:span><text:span text:style-name="T4">美元，較上月增加</text:span><text:span text:style-name="T4">17.36</text:span><text:span text:style-name="T4">％。</text:span></text:p>
      <text:p text:style-name="P8"><text:span text:style-name="T4">2. 1</text:span><text:span text:style-name="T4">10</text:span><text:span text:style-name="T4">年1月至</text:span><text:span text:style-name="T4">11</text:span><text:span text:style-name="T4">月進口能源價格：本期進口能源總值</text:span><text:span text:style-name="T4">42,670</text:span><text:span text:style-name="T4">百萬美元，較上年同期增加</text:span><text:span text:style-name="T4">56.32</text:span><text:span text:style-name="T4">%，其中，進口原油平均每桶FOB價格</text:span><text:span text:style-name="T4">67.76</text:span><text:span text:style-name="T4">美元，較上年同期增加</text:span><text:span text:style-name="T4">49.75</text:span><text:span text:style-name="T4">％；(進口)液化天然氣平均每公噸CIF價格</text:span><text:span text:style-name="T4">540.18</text:span><text:span text:style-name="T4">美元，較上年同期增加</text:span><text:span text:style-name="T4">73.86</text:span><text:span text:style-name="T4">％。在煤炭方面，進口煙煤-燃料煤(包含亞煙煤)每公噸CIF價格</text:span><text:span text:style-name="T4">116.61</text:span><text:span text:style-name="T4">美元，較上年同期增加</text:span><text:span text:style-name="T4">57.64</text:span><text:span text:style-name="T4">％；煙煤-煉焦煤(不包含無煙煤)每公噸CIF價格</text:span><text:span text:style-name="T4">188.05</text:span><text:span text:style-name="T4">美元，較上年同期增加</text:span><text:span text:style-name="T4">41.47</text:span><text:span text:style-name="T4">％。</text:span></text:p>
      <text:p text:style-name="P1"><text:span text:style-name="T4">二、個別能源</text:span></text:p>
      <text:p text:style-name="P9"><text:span text:style-name="T4">以下分別就煤炭、石油、天然氣、電力、再生能源等進行當月資料之供需分析，其中，供給部分分為供給結構、進口來源(電力及再生能源無此項目</text:span><text:span text:style-name="T6">)</text:span><text:span text:style-name="T4">、供給變動；需求部分(再生能源無此項目</text:span><text:span text:style-name="T6">)</text:span><text:span text:style-name="T4">分為消費結構、消費變動，供需變動分別與上月、上年同期進行比較：</text:span></text:p>
      <text:p text:style-name="P6"><text:span text:style-name="T4">(一)煤炭供需</text:span></text:p>
      <text:p text:style-name="P6"><text:span text:style-name="T4">1. </text:span><text:span text:style-name="T4">110</text:span><text:span text:style-name="T4">年</text:span><text:span text:style-name="T4">11</text:span><text:span text:style-name="T4">月煤炭供給</text:span></text:p>
      <text:p text:style-name="P5"><text:soft-page-break/><text:span text:style-name="T4">(1)本月煤炭供給量</text:span><text:span text:style-name="T4">650</text:span><text:span text:style-name="T4">萬公噸，其中，煙煤-燃料煤</text:span><text:span text:style-name="T4">468</text:span><text:span text:style-name="T4">萬公噸，占</text:span><text:span text:style-name="T4">71.99</text:span><text:span text:style-name="T4">％；亞煙煤</text:span><text:span text:style-name="T4">93</text:span><text:span text:style-name="T4">萬公噸，占</text:span><text:span text:style-name="T4">14.32</text:span><text:span text:style-name="T4">％；煙煤-煉焦煤</text:span><text:span text:style-name="T4">87</text:span><text:span text:style-name="T4">萬公噸，占</text:span><text:span text:style-name="T4">13.39</text:span><text:span text:style-name="T4">％；無煙煤</text:span><text:span text:style-name="T4">2</text:span><text:span text:style-name="T4">萬公噸，占</text:span><text:span text:style-name="T4">0.30</text:span><text:span text:style-name="T4">％。</text:span></text:p>
      <text:p text:style-name="P5"><text:span text:style-name="T4">(2)煙煤-燃料煤(包含亞煙煤)進口來源以澳大利亞</text:span><text:span text:style-name="T4">54.70</text:span><text:span text:style-name="T4">％為最高，印尼</text:span><text:span text:style-name="T4">25.00</text:span><text:span text:style-name="T4">％次之；煙煤-煉焦煤(不包含無煙煤)進口來源以澳大利亞</text:span><text:span text:style-name="T4">72.18</text:span><text:span text:style-name="T4">%為最高，加拿大</text:span><text:span text:style-name="T4">27.82</text:span><text:span text:style-name="T4">％次之。</text:span></text:p>
      <text:p text:style-name="P5"><text:span text:style-name="T4">(3)本月煤炭供給量與較上月增加</text:span><text:span text:style-name="T4">12.13</text:span><text:span text:style-name="T4">％；其中，煙煤-燃料煤增加</text:span><text:span text:style-name="T4">9.98</text:span><text:span text:style-name="T4">％；亞煙煤增加</text:span><text:span text:style-name="T4">2.16</text:span><text:span text:style-name="T4">％；煙煤-煉焦煤增加</text:span><text:span text:style-name="T4">40.62</text:span><text:span text:style-name="T4">％；無煙煤增加</text:span><text:span text:style-name="T4">62.96</text:span><text:span text:style-name="T4">％。</text:span></text:p>
      <text:p text:style-name="P7"><text:span text:style-name="T4">2. </text:span><text:span text:style-name="T4">110</text:span><text:span text:style-name="T4">年</text:span><text:span text:style-name="T4">11</text:span><text:span text:style-name="T4">月煤炭消費</text:span></text:p>
      <text:p text:style-name="P5"><text:span text:style-name="T4">(1)本月煤炭國內消費量</text:span><text:span text:style-name="T4">484</text:span><text:span text:style-name="T4">萬公噸，以發電用煤(含汽電共生)為大宗，占</text:span><text:span text:style-name="T4">73.51</text:span><text:span text:style-name="T4">％；煉鋼用煤次之，占</text:span><text:span text:style-name="T4">17.17</text:span><text:span text:style-name="T4">％；工業用煤占</text:span><text:span text:style-name="T4">9.32</text:span><text:span text:style-name="T4">％。</text:span></text:p>
      <text:p text:style-name="P5"><text:span text:style-name="T4">(2)本月煤炭國內消費較上月減少</text:span><text:span text:style-name="T4">10.29</text:span><text:span text:style-name="T4">％；發電用煤(含汽電共生</text:span><text:span text:style-name="T4">)</text:span><text:span text:style-name="T4">減少</text:span><text:span text:style-name="T4">12.10</text:span><text:span text:style-name="T4">％；煉鋼用煤減少</text:span><text:span text:style-name="T4">4.81</text:span><text:span text:style-name="T4">％；工業用煤減少</text:span><text:span text:style-name="T4">5.93</text:span><text:span text:style-name="T4">％。</text:span></text:p>
      <text:p text:style-name="P7"><text:span text:style-name="T4"><text:tab/>3. 1</text:span><text:span text:style-name="T4">10</text:span><text:span text:style-name="T4">年1月至</text:span><text:span text:style-name="T4">11</text:span><text:span text:style-name="T4">月煤炭供給</text:span></text:p>
      <text:p text:style-name="P5"><text:span text:style-name="T4">(1)本期煤炭供給量</text:span><text:span text:style-name="T4">6,344</text:span><text:span text:style-name="T4">萬公噸，其中，煙煤-燃料煤</text:span><text:span text:style-name="T4">4,596</text:span><text:span text:style-name="T4">萬公噸，占7</text:span><text:span text:style-name="T4">2.45</text:span><text:span text:style-name="T4">％；亞煙煤</text:span><text:span text:style-name="T4">1,047</text:span><text:span text:style-name="T4">萬公噸，占1</text:span><text:span text:style-name="T4">6.51</text:span><text:span text:style-name="T4">％；煙煤-煉焦煤</text:span><text:span text:style-name="T4">677</text:span><text:span text:style-name="T4">萬公噸，占</text:span><text:span text:style-name="T4">10.67</text:span><text:span text:style-name="T4">％；無煙煤</text:span><text:span text:style-name="T4">24</text:span><text:span text:style-name="T4">萬公噸，占0.</text:span><text:span text:style-name="T4">37</text:span><text:span text:style-name="T4">％。</text:span></text:p>
      <text:p text:style-name="P5"><text:span text:style-name="T4">(2)煙煤-燃料煤(包含亞煙煤)進口來源以澳大利亞</text:span><text:span text:style-name="T4">52.87</text:span><text:span text:style-name="T4">％為最高，印尼</text:span><text:span text:style-name="T4">27.28</text:span><text:span text:style-name="T4">％次之；煙煤-煉焦煤(不包含無煙煤)進口來源以澳大利亞</text:span><text:span text:style-name="T4">74.33</text:span><text:span text:style-name="T4">%為最高，加拿大</text:span><text:span text:style-name="T4">25.67</text:span><text:span text:style-name="T4">％次之。</text:span></text:p>
      <text:p text:style-name="P5"><text:span text:style-name="T4">(3)本期煤炭供給量與較上年同期增加</text:span><text:span text:style-name="T4">6.94</text:span><text:span text:style-name="T4">％；其中，煙煤-燃料煤增加</text:span><text:span text:style-name="T4">8.86</text:span><text:span text:style-name="T4">％；亞煙煤減少</text:span><text:span text:style-name="T4">3.98</text:span><text:span text:style-name="T4">％；煙煤-煉焦煤增加</text:span><text:span text:style-name="T4">14.86</text:span><text:span text:style-name="T4">％；無煙煤減少</text:span><text:span text:style-name="T4">21.15</text:span><text:span text:style-name="T4">％。</text:span></text:p>
      <text:p text:style-name="P7"><text:span text:style-name="T4">4. 1</text:span><text:span text:style-name="T4">10</text:span><text:span text:style-name="T4">年1月至</text:span><text:span text:style-name="T4">11</text:span><text:span text:style-name="T4">月煤炭消費</text:span></text:p>
      <text:p text:style-name="P5"><text:span text:style-name="T4">(1)本期煤炭國內消費量</text:span><text:span text:style-name="T4">6,033</text:span><text:span text:style-name="T4">萬公噸，以發電用煤(含汽電共生)為大宗，占</text:span><text:span text:style-name="T4">75.48</text:span><text:span text:style-name="T4">％；煉鋼用煤次之，占</text:span><text:span text:style-name="T4">15.65</text:span><text:span text:style-name="T4">％；工業用煤占</text:span><text:span text:style-name="T4">8.87</text:span><text:span text:style-name="T4">％。</text:span></text:p>
      <text:p text:style-name="P5"><text:span text:style-name="T4">(2)本期煤炭國內消費較上年同期增加</text:span><text:span text:style-name="T4">2.90</text:span><text:span text:style-name="T4">％；發電用煤(含汽電共生)增加</text:span><text:span text:style-name="T4">2.15</text:span><text:span text:style-name="T4">%；煉鋼用煤增加</text:span><text:span text:style-name="T4">7.54</text:span><text:span text:style-name="T4">％；工業用煤增加</text:span><text:span text:style-name="T4">1.13</text:span><text:span text:style-name="T4">％。</text:span></text:p>
      <text:p text:style-name="P6"><text:span text:style-name="T4">(二)石油供需</text:span></text:p>
      <text:p text:style-name="P7"><text:span text:style-name="T4">1. </text:span><text:span text:style-name="T4">110</text:span><text:span text:style-name="T4">年</text:span><text:span text:style-name="T4">11</text:span><text:span text:style-name="T4">月原油及石油產品供給</text:span></text:p>
      <text:p text:style-name="P5"><text:span text:style-name="T4">(1)本月原油及石油產品供給量</text:span><text:span text:style-name="T4">4,421</text:span><text:span text:style-name="T4">千公秉油當量，其中，原油</text:span><text:span text:style-name="T4">3</text:span><text:span text:style-name="T4">,</text:span><text:span text:style-name="T4">134</text:span><text:span text:style-name="T4">千公秉油當量，占</text:span><text:span text:style-name="T4">70.88</text:span><text:span text:style-name="T4">％；石油產品1,</text:span><text:span text:style-name="T4">279</text:span><text:span text:style-name="T4">千公秉油當量，占</text:span><text:span text:style-name="T4">28.93</text:span><text:span text:style-name="T4">％；煉油廠進料</text:span><text:span text:style-name="T4">8</text:span><text:span text:style-name="T4">千公秉油當量，占0.1</text:span><text:span text:style-name="T4">8</text:span><text:span text:style-name="T4">%。</text:span></text:p>
      <text:p text:style-name="P5"><text:span text:style-name="T4">(2)原油進口來源以沙烏地阿拉伯</text:span><text:span text:style-name="T4">45.31</text:span><text:span text:style-name="T4">％為最高，科威特</text:span><text:span text:style-name="T4">24.61</text:span><text:span text:style-name="T4">％次之。</text:span></text:p>
      <text:p text:style-name="P5"><text:span text:style-name="T4">(3)本月原油及石油產品供給量較上月減少</text:span><text:span text:style-name="T4">21.15</text:span><text:span text:style-name="T4">％；其中，原油減少</text:span><text:span text:style-name="T4">23.35</text:span><text:span text:style-name="T4">％；石油產品減少</text:span><text:span text:style-name="T4">15.30</text:span><text:span text:style-name="T4">％；煉油廠進料增加</text:span><text:span text:style-name="T4">4.21</text:span><text:span text:style-name="T4">％。</text:span></text:p>
      <text:p text:style-name="P7"><text:span text:style-name="T4">2. </text:span><text:span text:style-name="T4">110</text:span><text:span text:style-name="T4">年</text:span><text:span text:style-name="T4">11</text:span><text:span text:style-name="T4">月石油產品消費</text:span></text:p>
      <text:p text:style-name="P5"><text:span text:style-name="T4">(1)本月石油產品國內消費量</text:span><text:span text:style-name="T4">3</text:span><text:span text:style-name="T4">,</text:span><text:span text:style-name="T4">836</text:span><text:span text:style-name="T4">千公秉油當量，以非能源用為大宗，占5</text:span><text:span text:style-name="T4">7.37</text:span><text:span text:style-name="T4">％；運輸部門次之，占2</text:span><text:span text:style-name="T4">5.61</text:span><text:span text:style-name="T4">％；能源部門自用占</text:span><text:span text:style-name="T4">5.65</text:span><text:span text:style-name="T4">％；發電及汽電用占</text:span><text:span text:style-name="T4">3.68</text:span><text:span text:style-name="T4">％；工業部門占</text:span><text:span text:style-name="T4">2.84</text:span><text:span text:style-name="T4">％；住宅部門占</text:span><text:span text:style-name="T4">2.57</text:span><text:span text:style-name="T4">％；服務業部門占</text:span><text:span text:style-name="T4">1.71</text:span><text:span text:style-name="T4">％；農業部門占</text:span><text:span text:style-name="T4">0.56</text:span><text:span text:style-name="T4">％。</text:span></text:p>
      <text:p text:style-name="P5"><text:span text:style-name="T4">(2)本月石油產品國內消費較上月減少</text:span><text:span text:style-name="T4">8.93</text:span><text:span text:style-name="T4">％；非能源用減少</text:span><text:span text:style-name="T4">3.55</text:span><text:span text:style-name="T4">％；運輸部門減少</text:span><text:span text:style-name="T4">19.50</text:span><text:span text:style-name="T4">％；能源部門自用減少</text:span><text:span text:style-name="T4">9.99</text:span><text:span text:style-name="T4">％；發電及汽電用減少</text:span><text:span text:style-name="T4">16.70</text:span><text:span text:style-name="T4">％；工業部門增加</text:span><text:span text:style-name="T4">6.62</text:span><text:span text:style-name="T4">％；住宅部門增加</text:span><text:span text:style-name="T4">8.80</text:span><text:span text:style-name="T4">％；服務業部門減少</text:span><text:span text:style-name="T4">6.99</text:span><text:span text:style-name="T4">％；農業部門減少</text:span><text:span text:style-name="T4">40.26</text:span><text:span text:style-name="T4">％。。</text:span></text:p>
      <text:p text:style-name="P7"><text:span text:style-name="T4">3. 1</text:span><text:span text:style-name="T4">10</text:span><text:span text:style-name="T4">年1月至</text:span><text:span text:style-name="T4">11</text:span><text:span text:style-name="T4">月原油及石油產品供給</text:span></text:p>
      <text:p text:style-name="P5"><text:span text:style-name="T4">(1)本期原油及石油產品供給量</text:span><text:span text:style-name="T4">57</text:span><text:span text:style-name="T4">,</text:span><text:span text:style-name="T4">420</text:span><text:span text:style-name="T4">千公秉油當量，其中，原油</text:span><text:span text:style-name="T4">40</text:span><text:span text:style-name="T4">,</text:span><text:span text:style-name="T4">725</text:span><text:span text:style-name="T4">千公秉油當量，占</text:span><text:span text:style-name="T4">70.92</text:span><text:span text:style-name="T4">％；石油產品</text:span><text:span text:style-name="T4">16</text:span><text:span text:style-name="T4">,</text:span><text:span text:style-name="T4">610</text:span><text:span text:style-name="T4">千公秉油當量，占</text:span><text:span text:style-name="T4">28.93</text:span><text:span text:style-name="T4">％；煉油廠進料</text:span><text:span text:style-name="T4">86</text:span><text:span text:style-name="T4">千公秉油當量，占0.1</text:span><text:span text:style-name="T4">5</text:span><text:span text:style-name="T4">%。</text:span></text:p>
      <text:p text:style-name="P5"><text:span text:style-name="T4">(2)原油進口來源以沙烏地阿拉伯</text:span><text:span text:style-name="T4">31.20</text:span><text:span text:style-name="T4">％為最高，科威特</text:span><text:span text:style-name="T4">20.95</text:span><text:span text:style-name="T4">％次之。</text:span></text:p>
      <text:p text:style-name="P5"><text:span text:style-name="T4">(3)本期原油及石油產品供給量較上年同期增加</text:span><text:span text:style-name="T4">2.23</text:span><text:span text:style-name="T4">％；其中，原油增加</text:span><text:span text:style-name="T4">2.82</text:span><text:span text:style-name="T4">％；石油產品增加</text:span><text:span text:style-name="T4">0.72</text:span><text:span text:style-name="T4">％；煉油廠進料增加</text:span><text:span text:style-name="T4">19.19</text:span><text:span text:style-name="T4">％。</text:span></text:p>
      <text:p text:style-name="P7"><text:span text:style-name="T4">4. </text:span><text:span text:style-name="T4">110</text:span><text:span text:style-name="T4">年1月至</text:span><text:span text:style-name="T4">11</text:span><text:span text:style-name="T4">月石油產品消費</text:span></text:p>
      <text:p text:style-name="P5"><text:soft-page-break/><text:span text:style-name="T4">(1)本期石油產品國內消費量</text:span><text:span text:style-name="T4">43</text:span><text:span text:style-name="T4">,</text:span><text:span text:style-name="T4">583</text:span><text:span text:style-name="T4">千公秉油當量，以非能源用為大宗，占5</text:span><text:span text:style-name="T4">5.96</text:span><text:span text:style-name="T4">％；運輸部門次之，占26.</text:span><text:span text:style-name="T4">36</text:span><text:span text:style-name="T4">％；能源部門自用占</text:span><text:span text:style-name="T4">6.18</text:span><text:span text:style-name="T4">％；發電及汽電用占</text:span><text:span text:style-name="T4">3.34</text:span><text:span text:style-name="T4">％；工業部門占2.</text:span><text:span text:style-name="T4">88</text:span><text:span text:style-name="T4">％；住宅部門占2.</text:span><text:span text:style-name="T4">40</text:span><text:span text:style-name="T4">％；服務業部門占</text:span><text:span text:style-name="T4">1.96</text:span><text:span text:style-name="T4">％；農業部門占0.</text:span><text:span text:style-name="T4">92</text:span><text:span text:style-name="T4">％。</text:span></text:p>
      <text:p text:style-name="P5"><text:span text:style-name="T4">(2)本期石油產品國內消費較上年同期增加</text:span><text:span text:style-name="T4">5.12</text:span><text:span text:style-name="T4">％；非能源用增加</text:span><text:span text:style-name="T4">11.38</text:span><text:span text:style-name="T4">％；運輸部門減少</text:span><text:span text:style-name="T4">5.90</text:span><text:span text:style-name="T4">％；能源部門自用增加</text:span><text:span text:style-name="T4">2.91</text:span><text:span text:style-name="T4">％；發電及汽電用增加</text:span><text:span text:style-name="T4">24.84</text:span><text:span text:style-name="T4">％；工業部門增加</text:span><text:span text:style-name="T4">3.06</text:span><text:span text:style-name="T4">％；住宅部門減少</text:span><text:span text:style-name="T4">3.76</text:span><text:span text:style-name="T4">％；服務業部門增加</text:span><text:span text:style-name="T4">1.94</text:span><text:span text:style-name="T4">％；農業部門減少</text:span><text:span text:style-name="T4">6.46</text:span><text:span text:style-name="T4">％。</text:span></text:p>
      <text:p text:style-name="P6"><text:span text:style-name="T4">(三)天然氣供需</text:span></text:p>
      <text:p text:style-name="P7"><text:span text:style-name="T4">1.</text:span><text:span text:style-name="T8"> </text:span><text:span text:style-name="T4">110</text:span><text:span text:style-name="T4">年</text:span><text:span text:style-name="T4">11</text:span><text:span text:style-name="T4">月天然氣供給</text:span></text:p>
      <text:p text:style-name="P5"><text:span text:style-name="T4">(1)本月天然氣供給量</text:span><text:span text:style-name="T4">2</text:span><text:span text:style-name="T4">,</text:span><text:span text:style-name="T4">209</text:span><text:span text:style-name="T4">百萬立方公尺，其中，(進口)液化天然氣</text:span><text:span text:style-name="T4">2,200</text:span><text:span text:style-name="T4">百萬立方公尺，占99.</text:span><text:span text:style-name="T4">59</text:span><text:span text:style-name="T4">％；(自產)天然氣</text:span><text:span text:style-name="T4">9</text:span><text:span text:style-name="T4">百萬立方公尺，占0.</text:span><text:span text:style-name="T4">41</text:span><text:span text:style-name="T4">％。</text:span></text:p>
      <text:p text:style-name="P5"><text:span text:style-name="T4">(2)液化天然氣進口來源以澳大利亞</text:span><text:span text:style-name="T4">30.24</text:span><text:span text:style-name="T4">％為最高，卡達</text:span><text:span text:style-name="T4">18.06</text:span><text:span text:style-name="T4">％次之。</text:span></text:p>
      <text:p text:style-name="P5"><text:span text:style-name="T4">(3)本月天然氣供給量較上月減少</text:span><text:span text:style-name="T4">6.07</text:span><text:span text:style-name="T4">％；其中，(進口)液化天然氣減少</text:span><text:span text:style-name="T4">6.12</text:span><text:span text:style-name="T4">％；(自產)天然氣增加</text:span><text:span text:style-name="T4">7.36</text:span><text:span text:style-name="T4">％。</text:span></text:p>
      <text:p text:style-name="P7"><text:span text:style-name="T4">2.</text:span><text:span text:style-name="T8"> </text:span><text:span text:style-name="T4">110</text:span><text:span text:style-name="T4">年</text:span><text:span text:style-name="T4">11</text:span><text:span text:style-name="T4">月天然氣消費</text:span></text:p>
      <text:p text:style-name="P5"><text:span text:style-name="T4">(1)本月天然氣國內消費量</text:span><text:span text:style-name="T4">2</text:span><text:span text:style-name="T4">,</text:span><text:span text:style-name="T4">333</text:span><text:span text:style-name="T4">百萬立方公尺，以發電及汽電用為大宗，占7</text:span><text:span text:style-name="T4">8.36</text:span><text:span text:style-name="T4">％；工業部門次之，占1</text:span><text:span text:style-name="T4">4.64</text:span><text:span text:style-name="T4">％；住宅部門占</text:span><text:span text:style-name="T4">2.72</text:span><text:span text:style-name="T4">％；能源部門自用占</text:span><text:span text:style-name="T4">2.13</text:span><text:span text:style-name="T4">％；服務業部門占</text:span><text:span text:style-name="T4">1.79</text:span><text:span text:style-name="T4">％；煉油廠用占0.</text:span><text:span text:style-name="T4">34</text:span><text:span text:style-name="T4">%；農業部門0.0</text:span><text:span text:style-name="T4">2</text:span><text:span text:style-name="T4">％。</text:span></text:p>
      <text:p text:style-name="P5"><text:span text:style-name="T4">(2)本月天然氣國內消費較上月減少</text:span><text:span text:style-name="T4">0.83</text:span><text:span text:style-name="T4">％；發電及汽電用減少</text:span><text:span text:style-name="T4">2.55</text:span><text:span text:style-name="T4">％；工業部門增加</text:span><text:span text:style-name="T4">1.93</text:span><text:span text:style-name="T4">％；住宅部門增加</text:span><text:span text:style-name="T4">11.57</text:span><text:span text:style-name="T4">％；能源部門自用增加</text:span><text:span text:style-name="T4">22.98</text:span><text:span text:style-name="T4">％；服務業部門增加</text:span><text:span text:style-name="T4">12.78</text:span><text:span text:style-name="T4">％；煉油廠用增加</text:span><text:span text:style-name="T4">12.01</text:span><text:span text:style-name="T4">%；農業部門增加</text:span><text:span text:style-name="T4">259.51</text:span><text:span text:style-name="T4">％。</text:span></text:p>
      <text:p text:style-name="P7"><text:span text:style-name="T4">3. 1</text:span><text:span text:style-name="T4">10</text:span><text:span text:style-name="T4">年1月至</text:span><text:span text:style-name="T4">11</text:span><text:span text:style-name="T4">月天然氣供給</text:span></text:p>
      <text:p text:style-name="P5"><text:span text:style-name="T4">(1)本期天然氣供給量</text:span><text:span text:style-name="T4">23</text:span><text:span text:style-name="T4">,</text:span><text:span text:style-name="T4">628</text:span><text:span text:style-name="T4">百萬立方公尺，其中，(進口)液化天然氣</text:span><text:span text:style-name="T4">23,528</text:span><text:span text:style-name="T4">百萬立方公尺，占99.5</text:span><text:span text:style-name="T4">7</text:span><text:span text:style-name="T4">％；(自產)天然氣</text:span><text:span text:style-name="T4">101</text:span><text:span text:style-name="T4">百萬立方公尺，占0.4</text:span><text:span text:style-name="T4">3</text:span><text:span text:style-name="T4">％。</text:span></text:p>
      <text:p text:style-name="P5"><text:span text:style-name="T4">(2)液化天然氣進口來源以澳大利亞</text:span><text:span text:style-name="T4">32.17</text:span><text:span text:style-name="T4">％為最高，卡達2</text:span><text:span text:style-name="T4">5.01</text:span><text:span text:style-name="T4">％次之。</text:span></text:p>
      <text:p text:style-name="P5"><text:span text:style-name="T4">(3)本期天然氣供給量較上年同期</text:span><text:bookmark-start text:name="_Hlk74578820"/><text:span text:style-name="T4">增加</text:span><text:bookmark-end text:name="_Hlk74578820"/><text:span text:style-name="T4">9.50</text:span><text:span text:style-name="T4">％；其中，(進口)液化天然氣增加</text:span><text:span text:style-name="T4">9.53</text:span><text:span text:style-name="T4">％；(自產)天然氣增加</text:span><text:span text:style-name="T4">3.72</text:span><text:span text:style-name="T4">％。</text:span></text:p>
      <text:p text:style-name="P7"><text:span text:style-name="T4">4. 1</text:span><text:span text:style-name="T4">10</text:span><text:span text:style-name="T4">年1月至</text:span><text:span text:style-name="T4">11</text:span><text:span text:style-name="T4">月天然氣消費</text:span></text:p>
      <text:p text:style-name="P5"><text:span text:style-name="T4">(1)本期天然氣國內消費量</text:span><text:span text:style-name="T4">23</text:span><text:span text:style-name="T4">,</text:span><text:span text:style-name="T4">900</text:span><text:span text:style-name="T4">百萬立方公尺，以發電及汽電用為大宗，占7</text:span><text:span text:style-name="T4">7.28</text:span><text:span text:style-name="T4">％；工業部門次之，占1</text:span><text:span text:style-name="T4">4.90</text:span><text:span text:style-name="T4">％；住宅部門占</text:span><text:span text:style-name="T4">3.53</text:span><text:span text:style-name="T4">％；能源部門自用占2.</text:span><text:span text:style-name="T4">22</text:span><text:span text:style-name="T4">％；服務業部門占</text:span><text:span text:style-name="T4">1.79</text:span><text:span text:style-name="T4">％；煉油廠用占0.</text:span><text:span text:style-name="T4">27</text:span><text:span text:style-name="T4">%；農業部門占0.0</text:span><text:span text:style-name="T4">2</text:span><text:span text:style-name="T4">％。</text:span></text:p>
      <text:p text:style-name="P5"><text:span text:style-name="T4">(2)本期天然氣國內消費較上年同期</text:span><text:bookmark-start text:name="_Hlk74578938"/><text:span text:style-name="T4">增加</text:span><text:bookmark-end text:name="_Hlk74578938"/><text:span text:style-name="T4">8.36</text:span><text:span text:style-name="T4">％；發電及汽電用增加</text:span><text:span text:style-name="T4">7.80</text:span><text:span text:style-name="T4">％；工業部門增加</text:span><text:span text:style-name="T4">15.55</text:span><text:span text:style-name="T4">％；住宅部門增加</text:span><text:span text:style-name="T4">0.58</text:span><text:span text:style-name="T4">％；能源部門自用</text:span><text:bookmark-start text:name="_Hlk74578998"/><text:span text:style-name="T4">增加</text:span><text:bookmark-end text:name="_Hlk74578998"/><text:span text:style-name="T4">7</text:span><text:span text:style-name="T4">.97</text:span><text:span text:style-name="T4">％；服務業部門減少</text:span><text:span text:style-name="T4">5.85</text:span><text:span text:style-name="T4">％；煉油廠用增加</text:span><text:span text:style-name="T4">17.18</text:span><text:span text:style-name="T4">%；農業部門增加</text:span><text:span text:style-name="T4">7.61</text:span><text:span text:style-name="T4">％。</text:span></text:p>
      <text:p text:style-name="P6"><text:span text:style-name="T4">(四)電力供需</text:span></text:p>
      <text:p text:style-name="P7"><text:span text:style-name="T4">1.</text:span><text:span text:style-name="T8"> </text:span><text:span text:style-name="T4">110</text:span><text:span text:style-name="T4">年</text:span><text:span text:style-name="T4">11</text:span><text:span text:style-name="T4">月電力供給</text:span></text:p>
      <text:p text:style-name="P5"><text:span text:style-name="T4">(1)本月發電量</text:span><text:span text:style-name="T4">22</text:span><text:span text:style-name="T4">,</text:span><text:span text:style-name="T4">891</text:span><text:span text:style-name="T4">百萬度，其中，火力發電</text:span><text:span text:style-name="T4">19</text:span><text:span text:style-name="T4">,</text:span><text:span text:style-name="T4">595</text:span><text:span text:style-name="T4">百萬度，占</text:span><text:span text:style-name="T4">85.60</text:span><text:span text:style-name="T4">％（燃煤占</text:span><text:span text:style-name="T4">40.99</text:span><text:span text:style-name="T4">％、燃氣占</text:span><text:span text:style-name="T4">42.43</text:span><text:span text:style-name="T4">％、燃油占</text:span><text:span text:style-name="T4">2.19</text:span><text:span text:style-name="T4">％）；核能</text:span><text:span text:style-name="T4">1</text:span><text:span text:style-name="T4">,</text:span><text:span text:style-name="T4">439</text:span><text:span text:style-name="T4">百萬度，占</text:span><text:span text:style-name="T4">6.29</text:span><text:span text:style-name="T4">％；再生能源1,</text:span><text:span text:style-name="T4">606</text:span><text:span text:style-name="T4">百萬度，占</text:span><text:span text:style-name="T4">7.02</text:span><text:span text:style-name="T4">％；抽蓄水力</text:span><text:span text:style-name="T4">250</text:span><text:span text:style-name="T4">百萬度，占</text:span><text:span text:style-name="T4">1.09</text:span><text:span text:style-name="T4">％。</text:span></text:p>
      <text:p text:style-name="P5"><text:span text:style-name="T4">(2)本月發電量較上月</text:span><text:bookmark-start text:name="_Hlk84273303"/><text:span text:style-name="T4">減少</text:span><text:bookmark-end text:name="_Hlk84273303"/><text:span text:style-name="T4">10.60</text:span><text:span text:style-name="T4">％；其中，火力發電減少</text:span><text:span text:style-name="T4">7.50</text:span><text:span text:style-name="T4">％（燃煤減少</text:span><text:span text:style-name="T4">11.54</text:span><text:span text:style-name="T4">％、燃氣減少</text:span><text:span text:style-name="T4">2.63</text:span><text:span text:style-name="T4">％、燃油減少</text:span><text:span text:style-name="T4">16.99</text:span><text:span text:style-name="T4">％）；核能減少</text:span><text:span text:style-name="T4">33.01</text:span><text:span text:style-name="T4">％；再生能源減少</text:span><text:span text:style-name="T4">18.39</text:span><text:span text:style-name="T4">％；抽蓄水力減少</text:span><text:span text:style-name="T4">17.93</text:span><text:span text:style-name="T4">％。</text:span></text:p>
      <text:p text:style-name="P7"><text:span text:style-name="T4">2. </text:span><text:span text:style-name="T4">110</text:span><text:span text:style-name="T4">年</text:span><text:span text:style-name="T4">11</text:span><text:span text:style-name="T4">月電力消費</text:span></text:p>
      <text:p text:style-name="P5"><text:span text:style-name="T4">(1)本月電力消費</text:span><text:span text:style-name="T4">24</text:span><text:span text:style-name="T4">,</text:span><text:span text:style-name="T4">142</text:span><text:span text:style-name="T4">百萬度，以工業部門用電最多，占5</text:span><text:span text:style-name="T4">5.41</text:span><text:span text:style-name="T4">％；住宅部門次之，占</text:span><text:span text:style-name="T4">20.45</text:span><text:span text:style-name="T4">％；服務業部門占</text:span><text:span text:style-name="T4">16.52</text:span><text:span text:style-name="T4">％；能源部門自用占</text:span><text:span text:style-name="T4">5.99</text:span><text:span text:style-name="T4">％；農業部門占1.</text:span><text:span text:style-name="T4">14</text:span><text:span text:style-name="T4">％；運輸部門占0.</text:span><text:span text:style-name="T4">49</text:span><text:span text:style-name="T4">％。</text:span></text:p>
      <text:p text:style-name="P5"><text:span text:style-name="T4">(2)本月電力消費較上月減少</text:span><text:span text:style-name="T4">6.89</text:span><text:span text:style-name="T4">％；其中，工業部門減少</text:span><text:span text:style-name="T4">4.94</text:span><text:span text:style-name="T4">％；住宅部門減少</text:span><text:span text:style-name="T4">9.15</text:span><text:span text:style-name="T4">%；服務業部門減少</text:span><text:span text:style-name="T4">8.34</text:span><text:span text:style-name="T4">%；能源部門自用減少</text:span><text:span text:style-name="T4">11.53</text:span><text:span text:style-name="T4">%；農業部門減少</text:span><text:span text:style-name="T4">13.04</text:span><text:span text:style-name="T4">%；運輸部門減少</text:span><text:span text:style-name="T4">2.55</text:span><text:span text:style-name="T4">%。</text:span></text:p>
      <text:p text:style-name="P7"><text:span text:style-name="T4">3.</text:span><text:span text:style-name="T8"> </text:span><text:span text:style-name="T4">1</text:span><text:span text:style-name="T4">10</text:span><text:span text:style-name="T4">年1月至</text:span><text:span text:style-name="T4">11</text:span><text:span text:style-name="T4">月電力供給</text:span></text:p>
      <text:p text:style-name="P5"><text:span text:style-name="T4">(1)本期發電量</text:span><text:span text:style-name="T4">267</text:span><text:span text:style-name="T4">,</text:span><text:span text:style-name="T4">880</text:span><text:span text:style-name="T4">百萬度，其中，火力發電</text:span><text:span text:style-name="T4">223</text:span><text:span text:style-name="T4">,</text:span><text:span text:style-name="T4">215</text:span><text:span text:style-name="T4">百萬度，占</text:span><text:span text:style-name="T4">83.33</text:span><text:span text:style-name="T4">％（燃煤占</text:span><text:span text:style-name="T4">44.69</text:span><text:span text:style-name="T4">％、燃氣占3</text:span><text:span text:style-name="T4">6.77</text:span><text:span text:style-name="T4">％、燃油占1.</text:span><text:span text:style-name="T4">87</text:span><text:span text:style-name="T4">％）；核能</text:span><text:span text:style-name="T4">25</text:span><text:span text:style-name="T4">,</text:span><text:span text:style-name="T4">808</text:span><text:span text:style-name="T4">百萬度，占</text:span><text:span text:style-name="T4">9.63</text:span><text:span text:style-name="T4">％；再生能源</text:span><text:span text:style-name="T4">15,904</text:span><text:span text:style-name="T4">百萬度，占5.</text:span><text:span text:style-name="T4">94</text:span><text:span text:style-name="T4">％；抽蓄水力</text:span><text:span text:style-name="T4">2,954</text:span><text:span text:style-name="T4">百萬度，占1.</text:span><text:span text:style-name="T4">10</text:span><text:span text:style-name="T4">％。</text:span></text:p>
      <text:p text:style-name="P5"><text:soft-page-break/><text:span text:style-name="T4">(2)本期發電量較上年同期增加</text:span><text:span text:style-name="T4">3.98</text:span><text:span text:style-name="T4">％；其中，火力發電增加</text:span><text:span text:style-name="T4">5.57</text:span><text:span text:style-name="T4">％（燃煤</text:span><text:bookmark-start text:name="_Hlk74580413"/><text:span text:style-name="T4">增加</text:span><text:bookmark-end text:name="_Hlk74580413"/><text:span text:style-name="T4">2.66</text:span><text:span text:style-name="T4">％、燃氣增加</text:span><text:span text:style-name="T4">8.36</text:span><text:span text:style-name="T4">％、燃油</text:span><text:bookmark-start text:name="_Hlk74580385"/><text:span text:style-name="T4">增加</text:span><text:bookmark-end text:name="_Hlk74580385"/><text:span text:style-name="T4">27.46</text:span><text:span text:style-name="T4">％）；核能減少</text:span><text:span text:style-name="T4">12.05</text:span><text:span text:style-name="T4">％；再生能源增加</text:span><text:span text:style-name="T4">14.04</text:span><text:span text:style-name="T4">％；抽蓄水力增加</text:span><text:span text:style-name="T4">1.79</text:span><text:span text:style-name="T4">％。</text:span></text:p>
      <text:p text:style-name="P7"><text:span text:style-name="T4">4. 1</text:span><text:span text:style-name="T4">10</text:span><text:span text:style-name="T4">年1月至</text:span><text:span text:style-name="T4">11</text:span><text:span text:style-name="T4">月電力消費</text:span></text:p>
      <text:p text:style-name="P5"><text:span text:style-name="T4">(1)本期電力消費</text:span><text:span text:style-name="T4">260</text:span><text:span text:style-name="T4">,</text:span><text:span text:style-name="T4">601</text:span><text:span text:style-name="T4">百萬度，以工業部門用電最多，占5</text:span><text:span text:style-name="T4">6.77</text:span><text:span text:style-name="T4">％；住宅部門次之，占1</text:span><text:span text:style-name="T4">8.77</text:span><text:span text:style-name="T4">％；服務業部門占</text:span><text:span text:style-name="T4">16.11</text:span><text:span text:style-name="T4">％；能源部門自用占</text:span><text:span text:style-name="T4">6.68</text:span><text:span text:style-name="T4">％；農業部門占1.</text:span><text:span text:style-name="T4">17</text:span><text:span text:style-name="T4">％；運輸部門占0.5</text:span><text:span text:style-name="T4">0</text:span><text:span text:style-name="T4">％。</text:span></text:p>
      <text:p text:style-name="P5"><text:span text:style-name="T4">(2)本期電力消費較上年同期增加</text:span><text:span text:style-name="T4">4.52</text:span><text:span text:style-name="T4">％；其中，工業部門增加</text:span><text:span text:style-name="T4">7.44</text:span><text:span text:style-name="T4">％；住宅部門增加</text:span><text:span text:style-name="T4">4.09</text:span><text:span text:style-name="T4">%；服務業部門減少</text:span><text:span text:style-name="T4">1.24</text:span><text:span text:style-name="T4">%；能源部門自用減少</text:span><text:span text:style-name="T4">1.97</text:span><text:span text:style-name="T4">%；農業部門增加</text:span><text:span text:style-name="T4">0.94</text:span><text:span text:style-name="T4">%；運輸部門減少</text:span><text:span text:style-name="T4">4.18</text:span><text:span text:style-name="T4">%。</text:span></text:p>
      <text:p text:style-name="P6"><text:span text:style-name="T4">(五)再生能源</text:span></text:p>
      <text:p text:style-name="P7"><text:span text:style-name="T4">1.</text:span><text:span text:style-name="T8"> </text:span><text:span text:style-name="T4">110</text:span><text:span text:style-name="T4">年</text:span><text:span text:style-name="T4">11</text:span><text:span text:style-name="T4">月再生能源供給</text:span></text:p>
      <text:p text:style-name="P5"><text:span text:style-name="T4">(1)本月再生能源發電量1,</text:span><text:span text:style-name="T4">606</text:span><text:span text:style-name="T4">百萬度，其中，太陽光電</text:span><text:span text:style-name="T4">671</text:span><text:span text:style-name="T4">百萬度，占</text:span><text:span text:style-name="T4">41.80</text:span><text:span text:style-name="T4">％；風力</text:span><text:span text:style-name="T4">330</text:span><text:span text:style-name="T4">百萬度，占</text:span><text:span text:style-name="T4">20.54</text:span><text:span text:style-name="T4">％；慣常水力</text:span><text:span text:style-name="T4">310</text:span><text:span text:style-name="T4">百萬度，占</text:span><text:span text:style-name="T4">19.30</text:span><text:span text:style-name="T4">％；廢棄物</text:span><text:span text:style-name="T4">279</text:span><text:span text:style-name="T4">百萬度，占</text:span><text:span text:style-name="T4">17.35</text:span><text:span text:style-name="T4">％；生質能1</text:span><text:span text:style-name="T4">4</text:span><text:span text:style-name="T4">百萬度，占</text:span><text:span text:style-name="T4">0.90</text:span><text:span text:style-name="T4">％。另外，太陽熱能供給量</text:span><text:span text:style-name="T4">8</text:span><text:span text:style-name="T4">千公秉油當量。</text:span></text:p>
      <text:p text:style-name="P5"><text:span text:style-name="T4">(2)本月再生能源發電量較上月減少</text:span><text:span text:style-name="T4">18.39</text:span><text:span text:style-name="T4">％；其中，太陽光電減少</text:span><text:span text:style-name="T4">26.25</text:span><text:span text:style-name="T4">％；風力增加</text:span><text:span text:style-name="T4">44.20</text:span><text:span text:style-name="T4">％；慣常水力減少</text:span><text:span text:style-name="T4">42.05</text:span><text:span text:style-name="T4">％；廢棄物增加</text:span><text:span text:style-name="T4">0.70</text:span><text:span text:style-name="T4">％；生質能減少</text:span><text:span text:style-name="T4">7.62</text:span><text:span text:style-name="T4">％。另外，太陽熱能供給量減少</text:span><text:span text:style-name="T4">0.06</text:span><text:span text:style-name="T4">％。</text:span></text:p>
      <text:p text:style-name="P7"><text:span text:style-name="T4">2.</text:span><text:span text:style-name="T8"> </text:span><text:span text:style-name="T4">1</text:span><text:span text:style-name="T4">10</text:span><text:span text:style-name="T4">年1月至</text:span><text:span text:style-name="T4">11</text:span><text:span text:style-name="T4">月再生能源供給</text:span></text:p>
      <text:p text:style-name="P5"><text:span text:style-name="T4">(1)本期再生能源發電量</text:span><text:span text:style-name="T4">15</text:span><text:span text:style-name="T4">,</text:span><text:span text:style-name="T4">904</text:span><text:span text:style-name="T4">百萬度，其中，太陽光電</text:span><text:span text:style-name="T4">7,361</text:span><text:span text:style-name="T4">百萬度，占</text:span><text:span text:style-name="T4">46.28</text:span><text:span text:style-name="T4">％；廢棄物</text:span><text:span text:style-name="T4">3,275</text:span><text:span text:style-name="T4">百萬度，占2</text:span><text:span text:style-name="T4">0.59</text:span><text:span text:style-name="T4">％；慣常水力</text:span><text:span text:style-name="T4">3,250</text:span><text:span text:style-name="T4">百萬度，占</text:span><text:span text:style-name="T4">20.43</text:span><text:span text:style-name="T4">％；風力</text:span><text:span text:style-name="T4">1,840</text:span><text:span text:style-name="T4">百萬度，占1</text:span><text:span text:style-name="T4">1.57</text:span><text:span text:style-name="T4">％；生質能</text:span><text:span text:style-name="T4">172</text:span><text:span text:style-name="T4">百萬度，占1.</text:span><text:span text:style-name="T4">08</text:span><text:span text:style-name="T4">％。另外，太陽熱能供給量</text:span><text:span text:style-name="T4">92</text:span><text:span text:style-name="T4">千公秉油當量。</text:span></text:p>
      <text:p text:style-name="P5"><text:span text:style-name="T4">(2)本期再生能源發電量較上年同期增加</text:span><text:span text:style-name="T4">14.04</text:span><text:span text:style-name="T4">％；其中，太陽光電增加</text:span><text:span text:style-name="T4">29.18</text:span><text:span text:style-name="T4">％；廢棄物增加</text:span><text:span text:style-name="T4">0.88</text:span><text:span text:style-name="T4">％；慣常水力增加</text:span><text:span text:style-name="T4">16.55</text:span><text:span text:style-name="T4">％；風力減少</text:span><text:span text:style-name="T4">10.56</text:span><text:span text:style-name="T4">％；生質能</text:span><text:bookmark-start text:name="_Hlk74581072"/><text:span text:style-name="T4">增加</text:span><text:bookmark-end text:name="_Hlk74581072"/><text:span text:style-name="T4">11.10</text:span><text:span text:style-name="T4">％。另外，太陽熱能供給量減少</text:span><text:span text:style-name="T4">2.97</text:span><text:span text:style-name="T4">％。</text:span></text:p>
      <text:p text:style-name="P1"><text:span text:style-name="T4">三、國際原油供需動向</text:span></text:p>
      <text:p text:style-name="P6"><text:span text:style-name="T4">(一) 國際原油供給動向</text:span></text:p>
      <text:p text:style-name="P10"><text:span text:style-name="T4">1.國際原油供給：依據美國能源資訊署(Energy Information Administration)</text:span><text:span text:style-name="T4">12</text:span><text:span text:style-name="T4">月份估計，2021年第</text:span><text:span text:style-name="T4">3</text:span><text:span text:style-name="T4">季原油總供給產量</text:span><text:span text:style-name="T4">9,655</text:span><text:span text:style-name="T4">萬桶/日，較上年同期增加</text:span><text:span text:style-name="T4">589</text:span><text:span text:style-name="T4">萬桶/日。其中OPEC國家原油產量3,</text:span><text:span text:style-name="T4">221</text:span><text:span text:style-name="T4">萬桶/日，較上年同期增加</text:span><text:span text:style-name="T4">357</text:span><text:span text:style-name="T4">萬桶/日，非OPEC國家原油產量</text:span><text:span text:style-name="T4">6,434</text:span><text:span text:style-name="T4">萬桶/日，較上年同期增加</text:span><text:span text:style-name="T4">232</text:span><text:span text:style-name="T4">萬桶/日。</text:span></text:p>
      <text:p text:style-name="P10"><text:span text:style-name="T4">2.國際原油產量預估：根據日本能源經濟研究所(IEEJ)計量分析部(EDMC)2021年</text:span><text:span text:style-name="T4">10</text:span><text:span text:style-name="T4">月份所出版之能源趨勢月刊，202</text:span><text:span text:style-name="T4">1</text:span><text:span text:style-name="T4">年</text:span><text:span text:style-name="T4">10</text:span><text:span text:style-name="T4">月份世界原油產量預估9</text:span><text:span text:style-name="T4">,623</text:span><text:span text:style-name="T4">萬桶∕日，較202</text:span><text:span text:style-name="T4">1</text:span><text:span text:style-name="T4">年</text:span><text:span text:style-name="T4">9</text:span><text:span text:style-name="T4">月(實績值)增加</text:span><text:span text:style-name="T4">178</text:span><text:span text:style-name="T4">萬桶∕日。其中OPEC產量估計3</text:span><text:span text:style-name="T4">,259</text:span><text:span text:style-name="T4">萬桶∕日，較上月增加</text:span><text:span text:style-name="T4">26</text:span><text:span text:style-name="T4">萬桶∕日，非OPEC產量6</text:span><text:span text:style-name="T4">,364</text:span><text:span text:style-name="T4">萬桶，較上月增加</text:span><text:span text:style-name="T4">152</text:span><text:span text:style-name="T4">萬桶∕日。</text:span></text:p>
      <text:p text:style-name="P6"><text:span text:style-name="T4">(二)</text:span><text:span text:style-name="T4"> </text:span><text:span text:style-name="T4">國際原油需求動向</text:span></text:p>
      <text:p text:style-name="P11"><text:span text:style-name="T4">1.國際原油需求：依據美國能源資訊署(Energy Information Administration)2021年</text:span><text:span text:style-name="T4">12</text:span><text:span text:style-name="T4">月份估計，2021年第</text:span><text:span text:style-name="T4">3</text:span><text:span text:style-name="T4">季原油總需求量9</text:span><text:span text:style-name="T4">,791</text:span><text:span text:style-name="T4">萬桶/日，較上年同期增加</text:span><text:span text:style-name="T4">517</text:span><text:span text:style-name="T4">萬桶/日。其中OECD國家原油需求量4,</text:span><text:span text:style-name="T4">543</text:span><text:span text:style-name="T4">萬桶/日，較上年同期增加</text:span><text:span text:style-name="T4">319</text:span><text:span text:style-name="T4">萬桶/日，非OECD國家原油需求量5,</text:span><text:span text:style-name="T4">240</text:span><text:span text:style-name="T4">萬桶/日，較上年同期增加</text:span><text:span text:style-name="T4">198</text:span><text:span text:style-name="T4">萬桶/日。</text:span></text:p>
      <text:p text:style-name="P11"><text:span text:style-name="T4">2.國際原油需求預估：根據國際能源總署2021年</text:span><text:span text:style-name="T4">12</text:span><text:span text:style-name="T4">月份出版之石油市場月報，2021年第</text:span><text:span text:style-name="T4">3</text:span><text:span text:style-name="T4">季OECD石油需求量預估4,</text:span><text:span text:style-name="T4">570</text:span><text:span text:style-name="T4">萬桶∕日，較上年同期增加</text:span><text:span text:style-name="T4">340</text:span><text:span text:style-name="T4">萬桶/日，非OECD國家增加</text:span><text:span text:style-name="T4">220</text:span><text:span text:style-name="T4">萬桶∕日，為5</text:span><text:span text:style-name="T4">,200</text:span><text:span text:style-name="T4">萬桶∕日。世界總石油需求量為9,</text:span><text:span text:style-name="T4">760</text:span><text:span text:style-name="T4">萬桶∕日，較上年同期增加</text:span><text:span text:style-name="T4">550</text:span><text:span text:style-name="T4">萬桶∕日。</text:span></text:p>
      <text:p text:style-name="P11"><text:span text:style-name="T4">3.國際原油存量估計：2021年9月底OECD國家陸上石油估計存量427,</text:span><text:span text:style-name="T4">110</text:span><text:span text:style-name="T4">萬桶，可用日數103天，存量較2020年同期減少9.</text:span><text:span text:style-name="T4">70</text:span><text:span text:style-name="T4">%。</text:span><text:bookmark-start text:name="_PictureBullets"/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華康楷書體W5" svg:font-family="華康楷書體W5, 新細明體" style:font-family-generic="modern"/>
    <style:font-face style:name="標楷體" svg:font-family="標楷體" style:font-family-generic="script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新細明體" style:font-family-asian="新細明體, PMingLiU" style:font-family-generic-asian="roman" style:font-pitch-asian="variable" style:font-size-asian="9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區塊文字" style:family="paragraph" style:parent-style-name="Standard">
      <style:paragraph-properties fo:margin-left="0.4cm" fo:margin-right="0.6cm" fo:text-indent="0cm" style:auto-text-indent="false"/>
      <style:text-properties style:font-name="新細明體" fo:font-family="新細明體, PMingLiU" style:font-family-generic="roman" style:font-pitch="variable"/>
    </style:style>
    <style:style style:name="Header" style:family="paragraph" style:parent-style-name="Standard" style:class="extra">
      <style:paragraph-properties style:snap-to-layout-grid="false"/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/>
      <style:text-properties fo:font-size="10pt" style:font-size-asian="10pt"/>
    </style:style>
    <style:style style:name="註解文字" style:family="paragraph" style:parent-style-name="Standard">
      <style:text-properties fo:font-size="12pt" style:font-size-asian="12pt"/>
    </style:style>
    <style:style style:name="縮排1" style:family="paragraph" style:parent-style-name="Standard">
      <style:paragraph-properties fo:margin-left="1.002cm" fo:margin-right="0cm" style:line-height-at-least="0.741cm" fo:text-align="justify" style:justify-single-word="false" fo:text-indent="-0.501cm" style:auto-text-indent="false" style:vertical-align="middle" style:snap-to-layout-grid="false"/>
      <style:text-properties fo:font-size="14pt" style:letter-kerning="true" style:font-name-asian="華康楷書體W5" style:font-family-asian="華康楷書體W5, 新細明體" style:font-family-generic-asian="modern" style:font-size-asian="14pt"/>
    </style:style>
    <style:style style:name="註解方塊文字" style:family="paragraph" style:parent-style-name="Standard">
      <style:text-properties style:font-name="Cambria" fo:font-family="Cambria" style:font-family-generic="roman" style:font-pitch="variable" fo:language="none" fo:country="none" style:font-name-complex="Cambria" style:font-family-complex="Cambria" style:font-family-generic-complex="roman" style:font-pitch-complex="variable" style:font-size-complex="9pt"/>
    </style:style>
    <style:style style:name="註解主旨" style:family="paragraph" style:parent-style-name="註解文字" style:next-style-name="註解文字">
      <style:text-properties fo:font-size="9pt" fo:font-weight="bold" style:font-size-asian="9pt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預設段落字型" style:family="text"/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註解文字_20_字元" style:display-name="註解文字 字元" style:family="text">
      <style:text-properties fo:font-size="12pt" style:letter-kerning="true" style:font-size-asian="12pt"/>
    </style:style>
    <style:style style:name="註解主旨_20_字元" style:display-name="註解主旨 字元" style:family="text">
      <style:text-properties fo:font-size="9pt" fo:font-weight="bold" style:letter-kerning="true" style:font-size-asian="9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7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7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7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847cm" fo:margin-left="1.958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8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65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847cm" fo:margin-left="4.498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34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9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847cm" fo:margin-left="7.038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8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847cm" fo:margin-left="1.348cm"/>
        </style:list-level-properties>
      </text:list-level-style-number>
      <text:list-level-style-number text:level="2" text:style-name="WW8Num13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3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3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847cm" fo:margin-left="1.348cm"/>
        </style:list-level-properties>
      </text:list-level-style-number>
      <text:list-level-style-number text:level="2" text:style-name="WW8Num16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6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6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7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7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7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image text:level="1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7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8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0.16cm" fo:text-indent="-0.635cm" fo:margin-left="10.16cm"/>
        </style:list-level-properties>
      </text:list-level-style-image>
      <text:list-level-style-image text:level="9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9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9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9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0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0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0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image text:level="1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7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8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0.16cm" fo:text-indent="-0.635cm" fo:margin-left="10.16cm"/>
        </style:list-level-properties>
      </text:list-level-style-image>
      <text:list-level-style-image text:level="9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3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3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3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4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4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4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image text:level="1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7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8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0.16cm" fo:text-indent="-0.635cm" fo:margin-left="10.16cm"/>
        </style:list-level-properties>
      </text:list-level-style-image>
      <text:list-level-style-image text:level="9" xlink:href="Pictures/100002000000000C0000000C0F97D0A71D8DF63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6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6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6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7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7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7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8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8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8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9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9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9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0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0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0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5" style:layout-grid-base-height="0.538cm" style:layout-grid-ruby-height="0cm" style:layout-grid-mode="line" style:layout-grid-ruby-below="false" style:layout-grid-print="false" style:layout-grid-display="false" style:layout-grid-base-width="0.33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供需概況分析</dc:title>
    <dc:subject>能源供需概況分析</dc:subject>
    <meta:keyword>能源統計月報</meta:keyword>
    <dc:description>能源供需概況分析</dc:description>
    <meta:initial-creator>國際合作與能源統計科</meta:initial-creator>
    <meta:creation-date>2021-12-29T19:42:00</meta:creation-date>
    <dc:creator>院 台綜</dc:creator>
    <dc:date>2021-12-29T20:34:00</dc:date>
    <meta:print-date>2021-11-01T09:47:00</meta:print-date>
    <meta:editing-cycles>4</meta:editing-cycles>
    <meta:editing-duration>PT1M</meta:editing-duration>
    <meta:document-statistic meta:table-count="0" meta:image-count="0" meta:object-count="0" meta:page-count="4" meta:paragraph-count="95" meta:word-count="5577" meta:character-count="7362" meta:non-whitespace-character-count="7331"/>
    <meta:generator>LibreOffice/5.4.1.2$Windows_x86 LibreOffice_project/ea7cb86e6eeb2bf3a5af73a8f7777ac570321527</meta:generator>
  </office:meta>
</office:document-meta>
</file>